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2135995092" text:style-name="L1">
        <text:list-item>
          <text:p text:style-name="P1">Initialization of a repository</text:p>
        </text:list-item>
        <text:list-item>
          <text:p text:style-name="P1">Reading /Displaying of the status of all files contained in a repository</text:p>
        </text:list-item>
        <text:list-item>
          <text:p text:style-name="P1">Adding of files to the repository</text:p>
        </text:list-item>
        <text:list-item>
          <text:p text:style-name="P1">Display of missing files, removing them from repo</text:p>
        </text:list-item>
        <text:list-item>
          <text:p text:style-name="P1">Show the former versions of a file (=&gt; create a temp file for binaries like OO.org)</text:p>
        </text:list-item>
        <text:list-item>
          <text:p text:style-name="P1">Commiting of files to the master branch</text:p>
        </text:list-item>
        <text:list-item>
          <text:p text:style-name="P1">Complete UI in germ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2T19:46:37</dc:date>
    <meta:editing-duration>PT00H09M59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72" meta:character-count="386"/>
  </office:meta>
</office:document-meta>
</file>